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longeon dans l'imaginaire universel des Mille et Une Nuits : origines, significations secrètes, actions sur la psyché humaine. Animaux doués de parole, bons et mauvais génies, femmes-oiseaux, mages aux pouvoirs maléfiques : d'où viennent ces créatures fantastiques qui hantent Les Mille et Une Nuits ? Ce documentaire foisonnant nous invite à remonter aux origines de l'oeuvre pour en déchiffrer les significations secrètes, explorer l'étrange et le merveilleux qui imprègnent ces contes universels, découvrir comment ils agissent sur la psyché humaine, plonger dans cet imaginaire universel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11:35.646000000</dc:date>
    <meta:editing-duration>PT11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85" meta:character-count="594" meta:non-whitespace-character-count="508"/>
  </office:meta>
</office:document-meta>
</file>